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language="en" fo:country="GB"/>
    </style:style>
    <style:style style:name="P4" style:parent-style-name="Standard" style:family="paragraph">
      <style:text-properties fo:language="en" fo:country="GB"/>
    </style:style>
    <style:style style:name="T5" style:parent-style-name="Policepardéfaut" style:family="text">
      <style:text-properties fo:language="en" fo:country="GB"/>
    </style:style>
  </office:automatic-styles>
  <office:body>
    <office:text text:use-soft-page-breaks="true">
      <text:p text:style-name="P1"/>
      <text:p text:style-name="P2">Initially, the article discusses how past and current presidents have managed to justify<text:s/>their<text:s/>previous acts and the different ways to do so. Trump said at first that to spread the families was a lesson<text:s/>‘when he said yes,<text:s/>hopefully people will get the message’. Then, Trump contradicted himself by saying he didn't spread the families at the border and said that he just had to repair Obama's mistakes. He went on to say that he was the one who gathered the families together, which is not true. Finally, Trump is compared to Winston Smith who is a selfish dictator in the novella ‘1984’ by George Orwell. The comparison is based on the fact that Smith is<text:s/>a victim and through torture<text:s/>is forced to believe fakes facts. This is the parallel<text:s/>that is being drawn with the Trump’s approach<text:s/>blaming<text:s/>others and<text:s/>wanting<text:s/>them to feel guilty about his mistakes. His only desire is to convince people that he's the best president and that he's always doing the right thing, when he is caught<text:s/>out,<text:s/>he blames it on fake news.<text:s/></text:p>
      <text:p text:style-name="P3"/>
      <text:p text:style-name="P4">Good line:</text:p>
      <text:p text:style-name="Standard"><text:span text:style-name="T5">Trump when caught out will often say oh its fake news and thez irony is that he’s probably one of the biggests generators of fake news himsel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edebulles" style:display-name="Texte de bulles" style:family="paragraph" style:parent-style-name="Normal">
      <style:text-properties style:font-name="Segoe UI" style:font-name-complex="Mangal" fo:font-size="9pt" style:font-size-asian="9pt" style:font-size-complex="8pt" fo:hyphenate="false"/>
    </style:style>
    <style:style style:name="TextedebullesCar" style:display-name="Texte de bulles Car" style:family="text" style:parent-style-name="Policepardéfau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tonin</meta:initial-creator>
    <dc:creator>Henry Letellier</dc:creator>
    <meta:creation-date>2020-05-07T09:54:00Z</meta:creation-date>
    <dc:date>2020-05-07T15:21:00Z</dc:date>
    <meta:template xlink:href="Normal.dotm" xlink:type="simple"/>
    <meta:editing-cycles>4</meta:editing-cycles>
    <meta:editing-duration>PT3660S</meta:editing-duration>
    <meta:document-statistic meta:page-count="1" meta:paragraph-count="2" meta:word-count="180" meta:character-count="1170" meta:row-count="8" meta:non-whitespace-character-count="992"/>
  </office:meta>
</office:document-meta>
</file>